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059" svg:font-family="C059" style:font-pitch="variable"/>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83508"/>
    </style:style>
    <style:style style:name="P2" style:family="paragraph" style:parent-style-name="Standard">
      <style:paragraph-properties fo:text-align="start" style:justify-single-word="false"/>
      <style:text-properties officeooo:paragraph-rsid="00096db0"/>
    </style:style>
    <style:style style:name="P3" style:family="paragraph" style:parent-style-name="Standard">
      <style:paragraph-properties fo:text-align="center" style:justify-single-word="false"/>
      <style:text-properties style:font-name="C059" fo:font-size="13pt" fo:font-weight="bold" officeooo:rsid="00083508" officeooo:paragraph-rsid="00083508" style:font-size-asian="13pt" style:font-weight-asian="bold" style:font-size-complex="13pt" style:font-weight-complex="bold"/>
    </style:style>
    <style:style style:name="P4" style:family="paragraph" style:parent-style-name="Standard">
      <style:paragraph-properties fo:text-align="start" style:justify-single-word="false"/>
      <style:text-properties style:font-name="C059" officeooo:rsid="00083508" officeooo:paragraph-rsid="00083508"/>
    </style:style>
    <style:style style:name="P5" style:family="paragraph" style:parent-style-name="Standard">
      <style:paragraph-properties fo:text-align="justify" style:justify-single-word="false"/>
      <style:text-properties style:font-name="C059" officeooo:rsid="00083508" officeooo:paragraph-rsid="00083508"/>
    </style:style>
    <style:style style:name="P6" style:family="paragraph" style:parent-style-name="Standard">
      <style:paragraph-properties fo:text-align="start" style:justify-single-word="false"/>
      <style:text-properties style:font-name="C059" fo:font-weight="bold" officeooo:rsid="00083508" officeooo:paragraph-rsid="00083508" style:font-weight-asian="bold" style:font-weight-complex="bold"/>
    </style:style>
    <style:style style:name="P7" style:family="paragraph" style:parent-style-name="Standard">
      <style:paragraph-properties fo:text-align="justify" style:justify-single-word="false"/>
      <style:text-properties style:font-name="C059" fo:font-weight="bold" officeooo:rsid="00083508" officeooo:paragraph-rsid="00083508" style:font-weight-asian="bold" style:font-weight-complex="bold"/>
    </style:style>
    <style:style style:name="P8" style:family="paragraph" style:parent-style-name="Standard">
      <style:paragraph-properties fo:text-align="justify" style:justify-single-word="false"/>
      <style:text-properties style:font-name="C059" fo:font-weight="bold" officeooo:rsid="00083508" officeooo:paragraph-rsid="000b3e88" style:font-weight-asian="bold" style:font-weight-complex="bold"/>
    </style:style>
    <style:style style:name="P9" style:family="paragraph" style:parent-style-name="Standard">
      <style:paragraph-properties fo:text-align="justify" style:justify-single-word="false"/>
      <style:text-properties style:font-name="C059" fo:font-weight="bold" officeooo:rsid="00083508" officeooo:paragraph-rsid="000e1564" style:font-weight-asian="bold" style:font-weight-complex="bold"/>
    </style:style>
    <style:style style:name="P10" style:family="paragraph" style:parent-style-name="Standard">
      <style:paragraph-properties fo:text-align="justify" style:justify-single-word="false"/>
      <style:text-properties style:font-name="C059" fo:font-weight="bold" officeooo:rsid="00083508" officeooo:paragraph-rsid="000fae4f" style:font-weight-asian="bold" style:font-weight-complex="bold"/>
    </style:style>
    <style:style style:name="P11" style:family="paragraph" style:parent-style-name="Standard">
      <style:paragraph-properties fo:text-align="start" style:justify-single-word="false"/>
      <style:text-properties style:font-name="C059" fo:font-weight="bold" officeooo:rsid="00096db0" officeooo:paragraph-rsid="00096db0" style:font-weight-asian="bold" style:font-weight-complex="bold"/>
    </style:style>
    <style:style style:name="P12" style:family="paragraph" style:parent-style-name="Standard">
      <style:paragraph-properties fo:text-align="start" style:justify-single-word="false"/>
      <style:text-properties style:font-name="C059" fo:font-weight="bold" officeooo:rsid="000b3e88" officeooo:paragraph-rsid="000b3e88" style:font-weight-asian="bold" style:font-weight-complex="bold"/>
    </style:style>
    <style:style style:name="P13" style:family="paragraph" style:parent-style-name="Standard">
      <style:paragraph-properties fo:text-align="start" style:justify-single-word="false"/>
      <style:text-properties style:font-name="C059" fo:font-weight="bold" officeooo:rsid="000e1564" officeooo:paragraph-rsid="000e1564" style:font-weight-asian="bold" style:font-weight-complex="bold"/>
    </style:style>
    <style:style style:name="P14" style:family="paragraph" style:parent-style-name="Standard">
      <style:paragraph-properties fo:text-align="justify" style:justify-single-word="false"/>
      <style:text-properties style:font-name="C059" fo:font-weight="bold" officeooo:rsid="000fae4f" officeooo:paragraph-rsid="000fae4f" style:font-weight-asian="bold" style:font-weight-complex="bold"/>
    </style:style>
    <style:style style:name="P15" style:family="paragraph" style:parent-style-name="Standard">
      <style:paragraph-properties fo:text-align="justify" style:justify-single-word="false"/>
      <style:text-properties style:font-name="C059" fo:font-weight="bold" officeooo:rsid="001192ca" officeooo:paragraph-rsid="001192ca" style:font-weight-asian="bold" style:font-weight-complex="bold"/>
    </style:style>
    <style:style style:name="P16" style:family="paragraph" style:parent-style-name="Standard">
      <style:paragraph-properties fo:text-align="justify" style:justify-single-word="false"/>
      <style:text-properties style:font-name="C059" fo:font-weight="bold" officeooo:rsid="0013c8dd" officeooo:paragraph-rsid="0013c8dd" style:font-weight-asian="bold" style:font-weight-complex="bold"/>
    </style:style>
    <style:style style:name="P17" style:family="paragraph" style:parent-style-name="Standard">
      <style:paragraph-properties fo:text-align="justify" style:justify-single-word="false"/>
      <style:text-properties style:font-name="C059" fo:font-weight="bold" officeooo:rsid="0013c8dd" officeooo:paragraph-rsid="0015d135" style:font-weight-asian="bold" style:font-weight-complex="bold"/>
    </style:style>
    <style:style style:name="P18" style:family="paragraph" style:parent-style-name="Standard">
      <style:paragraph-properties fo:text-align="justify" style:justify-single-word="false">
        <style:tab-stops/>
      </style:paragraph-properties>
      <style:text-properties style:font-name="C059" fo:font-weight="bold" officeooo:rsid="0013c8dd" officeooo:paragraph-rsid="0015d135" style:font-weight-asian="bold" style:font-weight-complex="bold"/>
    </style:style>
    <style:style style:name="P19" style:family="paragraph" style:parent-style-name="Standard">
      <style:paragraph-properties fo:text-align="justify" style:justify-single-word="false"/>
      <style:text-properties style:font-name="C059" fo:font-weight="bold" officeooo:rsid="0015d135" officeooo:paragraph-rsid="0015d135" style:font-weight-asian="bold" style:font-weight-complex="bold"/>
    </style:style>
    <style:style style:name="P20" style:family="paragraph" style:parent-style-name="Standard">
      <style:paragraph-properties fo:text-align="justify" style:justify-single-word="false">
        <style:tab-stops/>
      </style:paragraph-properties>
      <style:text-properties style:font-name="C059" fo:font-weight="bold" officeooo:rsid="00166eee" officeooo:paragraph-rsid="00166eee" style:font-weight-asian="bold" style:font-weight-complex="bold"/>
    </style:style>
    <style:style style:name="P21" style:family="paragraph" style:parent-style-name="Standard">
      <style:paragraph-properties fo:text-align="start" style:justify-single-word="false"/>
      <style:text-properties style:font-name="C059" fo:font-weight="normal" officeooo:rsid="00083508" officeooo:paragraph-rsid="00083508" style:font-weight-asian="normal" style:font-weight-complex="normal"/>
    </style:style>
    <style:style style:name="P22" style:family="paragraph" style:parent-style-name="Standard">
      <style:paragraph-properties fo:text-align="start" style:justify-single-word="false"/>
      <style:text-properties style:font-name="C059" fo:font-weight="normal" officeooo:rsid="00096db0" officeooo:paragraph-rsid="00083508" style:font-weight-asian="normal" style:font-weight-complex="normal"/>
    </style:style>
    <style:style style:name="P23" style:family="paragraph" style:parent-style-name="Standard">
      <style:paragraph-properties fo:text-align="start" style:justify-single-word="false"/>
      <style:text-properties style:font-name="C059" fo:font-weight="normal" officeooo:rsid="00096db0" officeooo:paragraph-rsid="00096db0" style:font-weight-asian="normal" style:font-weight-complex="normal"/>
    </style:style>
    <style:style style:name="P24" style:family="paragraph" style:parent-style-name="Standard">
      <style:paragraph-properties fo:text-align="justify" style:justify-single-word="false"/>
      <style:text-properties style:font-name="C059" fo:font-weight="normal" officeooo:rsid="00096db0" officeooo:paragraph-rsid="00096db0" style:font-weight-asian="normal" style:font-weight-complex="normal"/>
    </style:style>
    <style:style style:name="P25" style:family="paragraph" style:parent-style-name="Standard">
      <style:paragraph-properties fo:text-align="justify" style:justify-single-word="false"/>
      <style:text-properties style:font-name="C059" fo:font-weight="normal" officeooo:rsid="000b3e88" officeooo:paragraph-rsid="000b3e88" style:font-weight-asian="normal" style:font-weight-complex="normal"/>
    </style:style>
    <style:style style:name="P26" style:family="paragraph" style:parent-style-name="Standard">
      <style:paragraph-properties fo:text-align="justify" style:justify-single-word="false"/>
      <style:text-properties style:font-name="C059" fo:font-weight="normal" officeooo:rsid="000b3e88" officeooo:paragraph-rsid="000e1564" style:font-weight-asian="normal" style:font-weight-complex="normal"/>
    </style:style>
    <style:style style:name="P27" style:family="paragraph" style:parent-style-name="Standard">
      <style:paragraph-properties fo:text-align="justify" style:justify-single-word="false"/>
      <style:text-properties style:font-name="C059" fo:font-weight="normal" officeooo:rsid="000b3e88" officeooo:paragraph-rsid="000fae4f" style:font-weight-asian="normal" style:font-weight-complex="normal"/>
    </style:style>
    <style:style style:name="P28" style:family="paragraph" style:parent-style-name="Standard">
      <style:paragraph-properties fo:text-align="justify" style:justify-single-word="false"/>
      <style:text-properties style:font-name="C059" fo:font-weight="normal" officeooo:rsid="000e1564" officeooo:paragraph-rsid="000e1564" style:font-weight-asian="normal" style:font-weight-complex="normal"/>
    </style:style>
    <style:style style:name="P29" style:family="paragraph" style:parent-style-name="Standard">
      <style:paragraph-properties fo:text-align="justify" style:justify-single-word="false"/>
      <style:text-properties style:font-name="C059" fo:font-weight="normal" officeooo:rsid="000fae4f" officeooo:paragraph-rsid="000fae4f" style:font-weight-asian="normal" style:font-weight-complex="normal"/>
    </style:style>
    <style:style style:name="P30" style:family="paragraph" style:parent-style-name="Standard">
      <style:paragraph-properties fo:text-align="justify" style:justify-single-word="false"/>
      <style:text-properties style:font-name="C059" fo:font-weight="normal" officeooo:rsid="001192ca" officeooo:paragraph-rsid="001192ca" style:font-weight-asian="normal" style:font-weight-complex="normal"/>
    </style:style>
    <style:style style:name="P31" style:family="paragraph" style:parent-style-name="Standard">
      <style:paragraph-properties fo:text-align="justify" style:justify-single-word="false"/>
      <style:text-properties style:font-name="C059" fo:font-weight="normal" officeooo:rsid="0013c8dd" officeooo:paragraph-rsid="0013c8dd" style:font-weight-asian="normal" style:font-weight-complex="normal"/>
    </style:style>
    <style:style style:name="P32" style:family="paragraph" style:parent-style-name="Standard">
      <style:paragraph-properties fo:text-align="justify" style:justify-single-word="false">
        <style:tab-stops/>
      </style:paragraph-properties>
      <style:text-properties style:font-name="C059" fo:font-weight="normal" officeooo:rsid="0013c8dd" officeooo:paragraph-rsid="00166eee" style:font-weight-asian="normal" style:font-weight-complex="normal"/>
    </style:style>
    <style:style style:name="P33" style:family="paragraph" style:parent-style-name="Standard">
      <style:paragraph-properties fo:text-align="justify" style:justify-single-word="false"/>
      <style:text-properties style:font-name="C059" fo:font-weight="normal" officeooo:rsid="0015d135" officeooo:paragraph-rsid="0015d135" style:font-weight-asian="normal" style:font-weight-complex="normal"/>
    </style:style>
    <style:style style:name="P34" style:family="paragraph" style:parent-style-name="Standard">
      <style:paragraph-properties fo:text-align="justify" style:justify-single-word="false">
        <style:tab-stops>
          <style:tab-stop style:position="0.9374in"/>
          <style:tab-stop style:position="2.1874in"/>
        </style:tab-stops>
      </style:paragraph-properties>
      <style:text-properties style:font-name="C059" fo:font-weight="normal" officeooo:rsid="0015d135" officeooo:paragraph-rsid="0015d135" style:font-weight-asian="normal" style:font-weight-complex="normal"/>
    </style:style>
    <style:style style:name="P35" style:family="paragraph" style:parent-style-name="Standard">
      <style:paragraph-properties fo:text-align="justify" style:justify-single-word="false">
        <style:tab-stops>
          <style:tab-stop style:position="0.9374in"/>
          <style:tab-stop style:position="2.1874in"/>
        </style:tab-stops>
      </style:paragraph-properties>
      <style:text-properties style:font-name="C059" fo:font-weight="normal" officeooo:rsid="00166eee" officeooo:paragraph-rsid="0015d135" style:font-weight-asian="normal" style:font-weight-complex="normal"/>
    </style:style>
    <style:style style:name="P36" style:family="paragraph" style:parent-style-name="Standard">
      <style:paragraph-properties fo:text-align="justify" style:justify-single-word="false">
        <style:tab-stops/>
      </style:paragraph-properties>
      <style:text-properties style:font-name="C059" fo:font-weight="normal" officeooo:rsid="00166eee" officeooo:paragraph-rsid="00166eee" style:font-weight-asian="normal" style:font-weight-complex="normal"/>
    </style:style>
    <style:style style:name="P37" style:family="paragraph" style:parent-style-name="Standard">
      <style:paragraph-properties fo:text-align="justify" style:justify-single-word="false"/>
      <style:text-properties officeooo:paragraph-rsid="000b3e88"/>
    </style:style>
    <style:style style:name="P38" style:family="paragraph" style:parent-style-name="Standard">
      <style:paragraph-properties fo:text-align="justify" style:justify-single-word="false"/>
      <style:text-properties officeooo:paragraph-rsid="00096db0"/>
    </style:style>
    <style:style style:name="P39" style:family="paragraph" style:parent-style-name="Standard">
      <style:paragraph-properties fo:text-align="justify" style:justify-single-word="false"/>
      <style:text-properties officeooo:paragraph-rsid="000fae4f"/>
    </style:style>
    <style:style style:name="P40" style:family="paragraph" style:parent-style-name="Standard">
      <style:paragraph-properties fo:text-align="justify" style:justify-single-word="false">
        <style:tab-stops/>
      </style:paragraph-properties>
      <style:text-properties officeooo:paragraph-rsid="00166eee"/>
    </style:style>
    <style:style style:name="P41" style:family="paragraph" style:parent-style-name="Standard">
      <style:paragraph-properties fo:text-align="justify" style:justify-single-word="false">
        <style:tab-stops/>
      </style:paragraph-properties>
      <style:text-properties fo:font-weight="bold" officeooo:rsid="00166eee" officeooo:paragraph-rsid="00166eee" style:font-weight-asian="bold" style:font-weight-complex="bold"/>
    </style:style>
    <style:style style:name="P42" style:family="paragraph" style:parent-style-name="Standard">
      <style:paragraph-properties fo:text-align="justify" style:justify-single-word="false">
        <style:tab-stops/>
      </style:paragraph-properties>
      <style:text-properties style:text-position="sub 58%" style:font-name="C059" fo:font-weight="normal" officeooo:rsid="00166eee" officeooo:paragraph-rsid="00166eee" style:font-weight-asian="normal" style:font-weight-complex="normal"/>
    </style:style>
    <style:style style:name="P43" style:family="paragraph" style:parent-style-name="Standard">
      <style:paragraph-properties fo:text-align="justify" style:justify-single-word="false">
        <style:tab-stops/>
      </style:paragraph-properties>
      <style:text-properties style:text-position="0% 100%" style:font-name="C059" fo:font-weight="bold" officeooo:rsid="00166eee" officeooo:paragraph-rsid="00166eee" style:font-weight-asian="bold" style:font-weight-complex="bold"/>
    </style:style>
    <style:style style:name="P44" style:family="paragraph" style:parent-style-name="Standard">
      <style:paragraph-properties fo:text-align="justify" style:justify-single-word="false">
        <style:tab-stops/>
      </style:paragraph-properties>
      <style:text-properties style:font-name="C059" fo:font-weight="bold" officeooo:rsid="00166eee" officeooo:paragraph-rsid="00166eee" style:font-weight-asian="bold" style:font-weight-complex="bold"/>
    </style:style>
    <style:style style:name="P45" style:family="paragraph" style:parent-style-name="Standard">
      <style:paragraph-properties fo:text-align="justify" style:justify-single-word="false">
        <style:tab-stops/>
      </style:paragraph-properties>
      <style:text-properties style:font-name="C059" officeooo:paragraph-rsid="001fa85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b3e88" style:font-weight-asian="normal" style:font-weight-complex="normal"/>
    </style:style>
    <style:style style:name="T4" style:family="text">
      <style:text-properties fo:font-weight="normal" officeooo:rsid="000e1564" style:font-weight-asian="normal" style:font-weight-complex="normal"/>
    </style:style>
    <style:style style:name="T5" style:family="text">
      <style:text-properties fo:font-weight="normal" officeooo:rsid="000fae4f" style:font-weight-asian="normal" style:font-weight-complex="normal"/>
    </style:style>
    <style:style style:name="T6" style:family="text">
      <style:text-properties fo:font-weight="normal" officeooo:rsid="0015d135" style:font-weight-asian="normal" style:font-weight-complex="normal"/>
    </style:style>
    <style:style style:name="T7" style:family="text">
      <style:text-properties fo:font-weight="normal" officeooo:rsid="00166eee" style:font-weight-asian="normal" style:font-weight-complex="normal"/>
    </style:style>
    <style:style style:name="T8" style:family="text">
      <style:text-properties fo:font-weight="normal" officeooo:rsid="00203029" style:font-weight-asian="normal" style:font-weight-complex="normal"/>
    </style:style>
    <style:style style:name="T9" style:family="text">
      <style:text-properties style:font-name="C059"/>
    </style:style>
    <style:style style:name="T10" style:family="text">
      <style:text-properties style:font-name="C059" fo:font-weight="bold" officeooo:rsid="00083508" style:font-weight-asian="bold" style:font-weight-complex="bold"/>
    </style:style>
    <style:style style:name="T11" style:family="text">
      <style:text-properties style:font-name="C059" fo:font-weight="bold" officeooo:rsid="00096db0" style:font-weight-asian="bold" style:font-weight-complex="bold"/>
    </style:style>
    <style:style style:name="T12" style:family="text">
      <style:text-properties style:font-name="C059" fo:font-weight="bold" officeooo:rsid="000fae4f" style:font-weight-asian="bold" style:font-weight-complex="bold"/>
    </style:style>
    <style:style style:name="T13" style:family="text">
      <style:text-properties style:font-name="C059" fo:font-weight="bold" officeooo:rsid="00166eee" style:font-weight-asian="bold" style:font-weight-complex="bold"/>
    </style:style>
    <style:style style:name="T14" style:family="text">
      <style:text-properties style:font-name="C059" fo:font-weight="normal" style:font-weight-asian="normal" style:font-weight-complex="normal"/>
    </style:style>
    <style:style style:name="T15" style:family="text">
      <style:text-properties style:font-name="C059" fo:font-weight="normal" officeooo:rsid="00083508" style:font-weight-asian="normal" style:font-weight-complex="normal"/>
    </style:style>
    <style:style style:name="T16" style:family="text">
      <style:text-properties style:font-name="C059" fo:font-weight="normal" officeooo:rsid="00096db0" style:font-weight-asian="normal" style:font-weight-complex="normal"/>
    </style:style>
    <style:style style:name="T17" style:family="text">
      <style:text-properties style:font-name="C059" fo:font-weight="normal" officeooo:rsid="000b3e88" style:font-weight-asian="normal" style:font-weight-complex="normal"/>
    </style:style>
    <style:style style:name="T18" style:family="text">
      <style:text-properties style:font-name="C059" fo:font-weight="normal" officeooo:rsid="000c7e67" style:font-weight-asian="normal" style:font-weight-complex="normal"/>
    </style:style>
    <style:style style:name="T19" style:family="text">
      <style:text-properties style:font-name="C059" fo:font-weight="normal" officeooo:rsid="000fae4f" style:font-weight-asian="normal" style:font-weight-complex="normal"/>
    </style:style>
    <style:style style:name="T20" style:family="text">
      <style:text-properties style:font-name="C059" fo:font-weight="normal" officeooo:rsid="00166eee" style:font-weight-asian="normal" style:font-weight-complex="normal"/>
    </style:style>
    <style:style style:name="T21" style:family="text">
      <style:text-properties officeooo:rsid="000b3e88"/>
    </style:style>
    <style:style style:name="T22" style:family="text">
      <style:text-properties officeooo:rsid="000fae4f"/>
    </style:style>
    <style:style style:name="T23" style:family="text">
      <style:text-properties style:text-line-through-style="none" style:text-line-through-type="none"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incipal Of Information Technology</text:p>
      <text:p text:style-name="P3"/>
      <text:p text:style-name="P4"/>
      <text:p text:style-name="P6">Email</text:p>
      <text:p text:style-name="P5"><text:span text:style-name="T1"><text:tab/>“</text:span><text:span text:style-name="T2">Email or Electronic mail”, messages transmitted over a computer network, most often the Internet.</text:span></text:p>
      <text:p text:style-name="P21"/>
      <text:p text:style-name="P6">Virtual</text:p>
      <text:p text:style-name="P7"><text:tab/><text:span text:style-name="T2">Virtual means that something is created, simulated, or carried on by means of a computer or a computer network but also that is seems almost real.</text:span></text:p>
      <text:p text:style-name="P21"/>
      <text:p text:style-name="P6">Text Messaging</text:p>
      <text:p text:style-name="P1"><text:span text:style-name="T10"><text:tab/></text:span><text:span text:style-name="T15">“Texting or Text messaging” sending and receiving short written messages between mobile </text:span><text:span text:style-name="T16">phones or other portable or fixed devices.</text:span></text:p>
      <text:p text:style-name="P22"/>
      <text:p text:style-name="P11">Cyberspace</text:p>
      <text:p text:style-name="P38"><text:span text:style-name="T10"><text:tab/></text:span><text:span text:style-name="T16">Cyberspace encompasses not <text:s/>only the online world and the Internet in particular but also the whole wired and wireless.</text:span></text:p>
      <text:p text:style-name="P23"/>
      <text:p text:style-name="P11">The Internet</text:p>
      <text:p text:style-name="P2"><text:span text:style-name="T10"><text:tab/></text:span><text:span text:style-name="T16">The Internet (the “Net” or “net”) is a worldwide computer network that connects hundreds o</text:span><text:span text:style-name="T18">f</text:span><text:span text:style-name="T16"> thousands of smaller networks.</text:span></text:p>
      <text:p text:style-name="P23"/>
      <text:p text:style-name="P12">World Wide Web</text:p>
      <text:p text:style-name="P37"><text:span text:style-name="T10"><text:tab/></text:span><text:span text:style-name="T17">World Wide Web, often called simply the “Web” or the “web” – an interconnected system of Internet computers (called servers) that support specially formatted documents in multimedia form.</text:span></text:p>
      <text:p text:style-name="P23"/>
      <text:p text:style-name="P11">Downloading and Uploading</text:p>
      <text:p text:style-name="P38"><text:span text:style-name="T10"><text:tab/></text:span><text:span text:style-name="T11">Downloading</text:span><text:span text:style-name="T16"> is defined as transferring data from a remote computer to one’s own computer or mobile device. </text:span><text:span text:style-name="T11">Uploading </text:span><text:span text:style-name="T16">is the reverse- transferring data from your own device to a remote computer.</text:span></text:p>
      <text:p text:style-name="P23"/>
      <text:p text:style-name="P11">Super Computers</text:p>
      <text:p text:style-name="P38"><text:span text:style-name="T10"><text:tab/></text:span><text:span text:style-name="T16">Super</text:span><text:span text:style-name="T17">c</text:span><text:span text:style-name="T16">omputers are high-capacity machines with thousands of processors that can perform more than several quadrillion calculation per second. These are the most expensive and fastest computers </text:span><text:span text:style-name="T17">available</text:span><text:span text:style-name="T16">.</text:span></text:p>
      <text:p text:style-name="P24"/>
      <text:p text:style-name="P12">Nanotechnology</text:p>
      <text:p text:style-name="P8"><text:tab/><text:span text:style-name="T3">Nanotechnology, in which molecule-size nanostructures are used to create tiny machines for holding data or performing tasks.</text:span></text:p>
      <text:p text:style-name="P25"/>
      <text:p text:style-name="P25"/>
      <text:p text:style-name="P13">Mainframe Computers</text:p>
      <text:p text:style-name="P9"><text:tab/><text:span text:style-name="T4">Mainframes are water or air-cooled computers that cost $5,000 - $5 million and vary in size from small, to medium, to large, depending on their use.</text:span></text:p>
      <text:p text:style-name="P28"/>
      <text:p text:style-name="P13"/>
      <text:p text:style-name="P13"/>
      <text:p text:style-name="P13"/>
      <text:p text:style-name="P13"><text:soft-page-break/>Workstations</text:p>
      <text:p text:style-name="P28"><text:tab/>Workstations are expensive, powerful personal computers usually used for complex scientific, mathematical, and engineering calculation and for computer-aided design and computer-aided manufacturing. Workstations are used for such task as designing airplane fuselages; developing prescription drugs and creating movie special effects.</text:p>
      <text:p text:style-name="P26"/>
      <text:p text:style-name="P14"><text:span text:style-name="T21">L</text:span>ocal Area Network (LAN)</text:p>
      <text:p text:style-name="P29"><text:tab/>A local area network (LAN) connects, usually by special cable and also wirelessly, a group of desktop PCs and other devices, such as printers, in an office or a building.</text:p>
      <text:p text:style-name="P29"/>
      <text:p text:style-name="P14">Personal Digital Assistants (PDAs)</text:p>
      <text:p text:style-name="P14"><text:tab/><text:span text:style-name="T2">Personal digital assistants (PDAs) are handheld computers that combine personal organization tools</text:span><text:span text:style-name="T23"> schedule planners, address books, to-do lists with the ability in some cases to send email and faxes.</text:span></text:p>
      <text:p text:style-name="P14"/>
      <text:p text:style-name="P14">Micro controllers</text:p>
      <text:p text:style-name="P39"><text:span text:style-name="T12"><text:tab/></text:span><text:span text:style-name="T19">Micro-controllers, also called embedded computers, are the tiny, specialized microprocessors installed in “smart” appliances and auto-mobiles.</text:span></text:p>
      <text:p text:style-name="P27"/>
      <text:p text:style-name="P14">Server</text:p>
      <text:p text:style-name="P10"><text:span text:style-name="T22"><text:tab/></text:span><text:span text:style-name="T5">A server, or network server, is a central computer that holds collections of data (databases) and programs for connecting or supplying services to PCs, workstations, and other devices, which are called clients. These clients are linked by a wired or wireless network. The entire network is called a client-server network.</text:span></text:p>
      <text:p text:style-name="P29"/>
      <text:p text:style-name="P15">Data</text:p>
      <text:p text:style-name="P15"><text:tab/><text:span text:style-name="T2">Data consists of the raw facts and figures that are processed into information.</text:span></text:p>
      <text:p text:style-name="P30"/>
      <text:p text:style-name="P15">Information</text:p>
      <text:p text:style-name="P15"><text:tab/><text:span text:style-name="T2">Information is data that has been summarized or otherwise transformed for use in decision making.</text:span></text:p>
      <text:p text:style-name="P30"/>
      <text:p text:style-name="P15">Hardware</text:p>
      <text:p text:style-name="P15"><text:tab/><text:span text:style-name="T2">Hardware consists of all the machinery and equipment in <text:s/>a computer system. The hardware includes, among other devices, the keyboard, the screen, the printer. Hardware is useless without software.</text:span></text:p>
      <text:p text:style-name="P30"/>
      <text:p text:style-name="P15">Software</text:p>
      <text:p text:style-name="P15"><text:tab/><text:span text:style-name="T2">Software, or programs, consists of all the electronic instructions that tell computer how to perform a task.</text:span></text:p>
      <text:p text:style-name="P30"/>
      <text:p text:style-name="P16">Input Operation</text:p>
      <text:p text:style-name="P16"><text:tab/><text:span text:style-name="T2">Input is whatever is put in (“input”) to a computer system.</text:span></text:p>
      <text:p text:style-name="P31"/>
      <text:p text:style-name="P16">Processing Operation</text:p>
      <text:p text:style-name="P16"><text:tab/><text:span text:style-name="T2">Processing is the manipulation a computer does to transform data into information.</text:span></text:p>
      <text:p text:style-name="P31"/>
      <text:p text:style-name="P16"><text:soft-page-break/>Primary Storage and Secondary Storage</text:p>
      <text:p text:style-name="P16"><text:tab/><text:span text:style-name="T2">Primary storage, or memory, is the internal computer circuitry (chips) that temporarily holds data waiting to be processed. Secondary storage, simply called storage, refers to the devices and media that store data or information permanently.</text:span></text:p>
      <text:p text:style-name="P31"/>
      <text:p text:style-name="P16">Output Operation</text:p>
      <text:p text:style-name="P16"><text:tab/><text:span text:style-name="T2">Output is whatever is output from (“put out of”) the computer system – the results of processing, usually </text:span><text:span text:style-name="T7">information.</text:span></text:p>
      <text:p text:style-name="P31"/>
      <text:p text:style-name="P16">Communications Operation<text:tab/></text:p>
      <text:p text:style-name="P16"><text:tab/><text:span text:style-name="T2">Sending and Receiving Data.</text:span></text:p>
      <text:p text:style-name="P31"/>
      <text:p text:style-name="P16">The Brain of the Computer </text:p>
      <text:p text:style-name="P16"><text:tab/><text:span text:style-name="T2">The brains of the computer are the processing and memory devices, which are installed in the case also called the system cabinet or system unit.</text:span></text:p>
      <text:p text:style-name="P31"/>
      <text:p text:style-name="P16">Case &amp; Power Supply</text:p>
      <text:p text:style-name="P17"><text:tab/><text:span text:style-name="T2">Also known as the system unit, the case or system cabinet is the box that houses the processor chip (CPU), the memory chips, the motherboa</text:span><text:span text:style-name="T6">rd (main circuit board), the power supply, and some secondary-storage devices.</text:span></text:p>
      <text:p text:style-name="P33"/>
      <text:p text:style-name="P19">Processor Chip (CPU)</text:p>
      <text:p text:style-name="P17"><text:tab/><text:span text:style-name="T6">A processor chip (CPU, for central processing unit) is a tiny piece of silicon that contains millions of miniature electronic circuits.</text:span></text:p>
      <text:p text:style-name="P33"/>
      <text:p text:style-name="P19">Memory Chips</text:p>
      <text:p text:style-name="P33"><text:tab/>Memory chips, also known as RAM (random access memory) chips, represent primary storage, or temporary, storage; they hold data before processing and information after processing, before it is sent along to an output or storage device.</text:p>
      <text:p text:style-name="P33"/>
      <text:p text:style-name="P19">Motherboard</text:p>
      <text:p text:style-name="P19"><text:tab/><text:span text:style-name="T2">Also called the system board, the motherboard is the main circuit board in the computer.</text:span></text:p>
      <text:p text:style-name="P33"/>
      <text:p text:style-name="P19">Data Exchange Equation</text:p>
      <text:p text:style-name="P19"><text:tab/></text:p>
      <text:p text:style-name="P34"><text:tab/>1 byte<text:tab/>= 1 characters</text:p>
      <text:p text:style-name="P34"><text:tab/>1 kilobyte<text:tab/>= 1,024 characters</text:p>
      <text:p text:style-name="P34"><text:tab/>1 megabyte<text:tab/>= 1,048,576 characters</text:p>
      <text:p text:style-name="P34"><text:tab/>1 gigabyte<text:tab/>= more than 1 billion characters</text:p>
      <text:p text:style-name="P34"><text:tab/>1 terabyte<text:tab/>= more than 1 trillion characters</text:p>
      <text:p text:style-name="P34"><text:tab/>1 petabyte<text:tab/>= about 1 quadrillion characters</text:p>
      <text:p text:style-name="P34"><text:tab/>1 exabyte<text:tab/>= about 1 quintillion characters.</text:p>
      <text:p text:style-name="P34"><text:tab/>1 zettabyte<text:tab/>= about 1 sextillion characters.</text:p>
      <text:p text:style-name="P34"/>
      <text:p text:style-name="P19">Hard Disk Drive</text:p>
      <text:p text:style-name="P18"><text:span text:style-name="T6"><text:tab/></text:span><text:span text:style-name="T7">A hard-disk is a device that stores billions of characters of data on a non removable disk platter.</text:span></text:p>
      <text:p text:style-name="P35"/>
      <text:p text:style-name="P35"/>
      <text:p text:style-name="P20"><text:soft-page-break/>A Peripheral Device</text:p>
      <text:p text:style-name="P45"><text:tab/><text:span text:style-name="T2">A peripheral device is any component or piece of equipment that expands a computers input, storage, or input, </text:span><text:span text:style-name="T8">output </text:span><text:span text:style-name="T2">capabilities.</text:span></text:p>
      <text:p text:style-name="P36"/>
      <text:p text:style-name="P20">Video Card</text:p>
      <text:p text:style-name="P40"><text:span text:style-name="T13"><text:tab/></text:span><text:span text:style-name="T20">A video card converts the processor’s output information into a video signal that can be sent through a cable to the monitor.</text:span></text:p>
      <text:p text:style-name="P36"/>
      <text:p text:style-name="P20">Modem</text:p>
      <text:p text:style-name="P41"><text:span text:style-name="T9"><text:tab/></text:span><text:span text:style-name="T14">A standard modem is a device that sends and receives data over telephone lines, or wirelessly via a network, to and form computers.</text:span></text:p>
      <text:p text:style-name="P36"/>
      <text:p text:style-name="P20">System Software</text:p>
      <text:p text:style-name="P41"><text:span text:style-name="T9"><text:tab/></text:span><text:span text:style-name="T14">System software enables the computer to perform essential operating tasks and makes it possible for application software to run.</text:span></text:p>
      <text:p text:style-name="P32"/>
      <text:p text:style-name="P20">Application Software</text:p>
      <text:p text:style-name="P41"><text:span text:style-name="T9"><text:tab/></text:span><text:span text:style-name="T14">Application software enables you to perform specific tasks—solve problems, perform work, or entertain yourself.</text:span></text:p>
      <text:p text:style-name="P36"/>
      <text:p text:style-name="P20">Connectivity</text:p>
      <text:p text:style-name="P41"><text:span text:style-name="T9"><text:tab/></text:span><text:span text:style-name="T14">Connectivity refers to the connection of computers to one another by a communications line in order to provide online information access and/or the sharing of peripheral devices.</text:span></text:p>
      <text:p text:style-name="P36"/>
      <text:p text:style-name="P20">Interactivity</text:p>
      <text:p text:style-name="P40"><text:span text:style-name="T13"><text:tab/></text:span><text:span text:style-name="T20">Interactivity refers to two-way communication; the user can respond to information he or she receives and modify what a computer is doing.</text:span></text:p>
      <text:p text:style-name="P36"/>
      <text:p text:style-name="P20">Multimedia</text:p>
      <text:p text:style-name="P41"><text:span text:style-name="T9"><text:tab/></text:span><text:span text:style-name="T14">Multimedia refers to technology that presents information in more than one medium – such as text, pictures, video, sound, and animation – in a single integrated communications.</text:span></text:p>
      <text:p text:style-name="P36"/>
      <text:p text:style-name="P20">Cloud Computing</text:p>
      <text:p text:style-name="P41"><text:span text:style-name="T9"><text:tab/></text:span><text:span text:style-name="T14">Cloud Computing basically means that instead of storing your software and /or data on your own PC or your own company’s computers, you store it on servers on the internet.</text:span></text:p>
      <text:p text:style-name="P42"/>
      <text:p text:style-name="P43"/>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059" svg:font-family="C059" style:font-pitch="variable"/>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3T19:47:07.556907600</meta:creation-date>
    <dc:date>2022-12-08T08:21:06.303765153</dc:date>
    <meta:editing-duration>PT3H43M15S</meta:editing-duration>
    <meta:editing-cycles>11</meta:editing-cycles>
    <meta:generator>LibreOffice/6.4.6.2$Linux_X86_64 LibreOffice_project/40$Build-2</meta:generator>
    <meta:document-statistic meta:table-count="0" meta:image-count="0" meta:object-count="0" meta:page-count="4" meta:paragraph-count="89" meta:word-count="1036" meta:character-count="6846" meta:non-whitespace-character-count="5843"/>
  </office:meta>
</office:document-meta>
</file>